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66284"/>
    </style:style>
    <style:style style:name="P2" style:family="paragraph" style:parent-style-name="Standard">
      <style:text-properties officeooo:rsid="0009b7fd" officeooo:paragraph-rsid="0009b7fd"/>
    </style:style>
    <style:style style:name="P3" style:family="paragraph" style:parent-style-name="Standard">
      <style:text-properties officeooo:rsid="000b9ea5" officeooo:paragraph-rsid="000b9ea5"/>
    </style:style>
    <style:style style:name="P4" style:family="paragraph" style:parent-style-name="Standard">
      <style:text-properties officeooo:rsid="000d28ce" officeooo:paragraph-rsid="000d28ce"/>
    </style:style>
    <style:style style:name="P5" style:family="paragraph" style:parent-style-name="Standard">
      <style:text-properties fo:color="#ffffff" style:font-name="Loma" officeooo:rsid="00093078" officeooo:paragraph-rsid="00093078" fo:background-color="#ff0000"/>
    </style:style>
    <style:style style:name="P6" style:family="paragraph" style:parent-style-name="Standard">
      <style:text-properties officeooo:rsid="0012f60e" officeooo:paragraph-rsid="0012f60e"/>
    </style:style>
    <style:style style:name="T1" style:family="text">
      <style:text-properties officeooo:rsid="0011c69d"/>
    </style:style>
    <style:style style:name="T2" style:family="text">
      <style:text-properties officeooo:rsid="00151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BAE SYSTEMS </text:p>
      <text:p text:style-name="P2">COMPILATION/<text:span text:style-name="T2">DIAGNOSIS</text:span> NOTE</text:p>
      <text:p text:style-name="P1"/>
      <text:p text:style-name="P3">PROJECT:</text:p>
      <text:p text:style-name="P4"><text:span text:style-name="T1">FROM </text:span>DATE:</text:p>
      <text:p text:style-name="P4"/>
      <text:p text:style-name="P6">DESCRIPTION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8-04T00:56:52.872267757</dc:date>
    <meta:editing-duration>PT1M4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8" meta:character-count="70" meta:non-whitespace-character-count="65"/>
  </office:meta>
</office:document-meta>
</file>